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WW8Num1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WW8Num2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WW8Num2">
      <style:paragraph-properties fo:text-align="start" style:justify-single-word="false"/>
    </style:style>
    <style:style style:name="P5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635cm" fo:margin-right="0cm" fo:text-align="start" style:justify-single-word="false" fo:text-indent="0cm" style:auto-text-indent="false" fo:break-before="page"/>
      <style:text-properties fo:font-size="14pt" style:font-size-asian="14pt" style:font-size-complex="14pt"/>
    </style:style>
    <style:style style:name="P7" style:family="paragraph" style:parent-style-name="Standard" style:master-page-name="Standard">
      <style:paragraph-properties fo:text-align="start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Уважаемый Сергей!</text:p>
      <text:p text:style-name="P1"/>
      <text:p text:style-name="P1">В Интернете блуждает много неверной информации о нашей БЭСМ-6, поэтому я попросил Юрия Александровича Морозова кратко описать «жизненный путь» БЭСМ-6/7 зав. номер 345 в войсковой части 87286.</text:p>
      <text:p text:style-name="P1"/>
      <text:list xml:id="list2120177863" text:style-name="WW8Num1">
        <text:list-item>
          <text:p text:style-name="P2">1980 г. – изготовлена на заводе «Счетно-аналитических машин» (г. Москва);</text:p>
        </text:list-item>
        <text:list-item>
          <text:p text:style-name="P2">1981 г. – поставлена в в/ч 8786 (г. Сосновый Бор Ленинградской обл., а не Серебряный Бор );</text:p>
        </text:list-item>
        <text:list-item>
          <text:p text:style-name="P2">1982 г. – налажена бригадой московского специализированного шеф монтажного управления;</text:p>
        </text:list-item>
        <text:list-item>
          <text:p text:style-name="P2">1983 г. – введена в качестве центрального вычислительного комплекса в состав вычислительной системы комплексного полномасштабного тренажера «Диана-Барс», разработанного специалистами Научно-исследовательского технологического института (НИТИ) им. А.П. Александрова при участии представителей в/ч 87286;</text:p>
        </text:list-item>
        <text:list-item>
          <text:p text:style-name="P2">1986-2008 г.г. – непрерывное функционирование ЭВМ БЭСМ-6/7 в процессе обучения экипажей атомных подводных лодок с одновременной ее доработкой специалистами НИТИ (Ю.А. Морозов, В.И. Иконников, В.В. Маличев), постоянно поддерживавших ее функционирование, с целю повышения надежности, сокращения средств и трудозатрат на эксплуатацию, обеспечения работоспособности за пределами установленного срока службы (1998 г.) тренажер.</text:p>
        </text:list-item>
      </text:list>
      <text:p text:style-name="P1"/>
      <text:p text:style-name="P1">Также Ю. А. Морозов любезно ответил на Ваши технические вопросы:</text:p>
      <text:p text:style-name="P1"/>
      <text:list xml:id="list52691397" text:style-name="WW8Num2">
        <text:list-item>
          <text:p text:style-name="P4"><text:span text:style-name="T1">Поскольку «Электроника-256» - это не микро-ЭВМ, а всего лишь блоки полупроводниковой памяти, после отключения электропитания программная информация на «электронных барабанах» - полупроводниковой внешней памяти (ПВП) – не сохраняется. Вследствие этого предусмотрено постоянное хранение этой информации на магнитных дисках </text:span><text:span text:style-name="T2">IBM</text:span><text:span text:style-name="T1"> </text:span><text:span text:style-name="T2">PC</text:span><text:span text:style-name="T1"> «Эмуляторов накопителей на магнитных дисках» (ЭНМД). <text:line-break/>После включения электропитания необходимо выполнить нетрадиционную операцию переписи информации с ЭНМД на ПВП («0» МБ) посредством новой пультовой программы № 6 (ПП6).<text:line-break/>После возможной У«0» в процессе работы машины (без отключения электропитания с ПВП) традиционная последовательность операций при ее новом запуске сохраняется.</text:span></text:p>
        </text:list-item>
        <text:list-item>
          <text:p text:style-name="P3">Содержание пультовых программ (кроме ПП6) – традиционное. Они имеются в технической документации на ЭВМ.</text:p>
        </text:list-item>
        <text:list-item>
          <text:p text:style-name="P3">Содержание магнитных барабанов распечатать нельзя, т. к. АЦПУ работает нестабильно. Содержание «системных дисковых пакетов» ЭНМД № 2048 и <text:s/>и № 2053, с <text:s/>которых производится восстановление информации на «барабанах» ПВП, передано Вам на флешке.</text:p>
        </text:list-item>
        <text:list-item>
          <text:p text:style-name="P3">Мониторная система работает, но с какими паспортами – нам не известно, т.к. оба системных программиста по БЭСМ-6/7 № 345 уже умерли.</text:p>
        </text:list-item>
      </text:list>
      <text:p text:style-name="P6">По Вашей просьбе нашли магнитные головки от НМЛ, одну даже с разъемами. Однако, к блоку головок должен подводиться воздух для лентоприжима. Поэтому не знаю, как вы выйдите из положения?</text:p>
      <text:p text:style-name="P5"/>
      <text:p text:style-name="P5">Буду ждать оказии чтобы с кем-нибудь передать посылочку Вам. Скорее всего наш кадровик поедет в командировку в Москву и тогда накануне я сообщу какой поезд встречать на Ленинградском вокзале.</text:p>
      <text:p text:style-name="P5"/>
      <text:p text:style-name="P5">С флотским приветом и наилучшими пожеланиями. </text:p>
      <text:p text:style-name="P5">А.Грозный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W8Num1z0" style:family="text">
      <style:text-properties fo:font-size="14pt" style:font-size-asian="14pt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2.223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Уважаемый Сергей</dc:title>
    <dc:subject/>
    <meta:keyword/>
    <dc:description/>
    <meta:initial-creator>ГИ</meta:initial-creator>
    <meta:creation-date>2009-08-23T23:00:00</meta:creation-date>
    <dc:date>2024-11-03T21:40:41.309233433</dc:date>
    <meta:editing-cycles>8</meta:editing-cycles>
    <meta:editing-duration>PT1H2M42S</meta:editing-duration>
    <meta:generator>LibreOffice/7.0.3.1$MacOSX_X86_64 LibreOffice_project/d7547858d014d4cf69878db179d326fc3483e082</meta:generator>
    <meta:document-statistic meta:table-count="0" meta:image-count="0" meta:object-count="0" meta:page-count="2" meta:paragraph-count="16" meta:word-count="379" meta:character-count="2881" meta:non-whitespace-character-count="2515"/>
  </office:meta>
</office:document-meta>
</file>